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anging_20_indent">
      <style:paragraph-properties fo:margin-left="0in" fo:margin-right="0in" fo:text-indent="0in" style:auto-text-indent="false"/>
    </style:style>
    <style:style style:name="P2" style:family="paragraph" style:parent-style-name="Hanging_20_indent">
      <style:paragraph-properties fo:margin-left="0.3902in" fo:margin-right="0in" fo:text-indent="-0.3902in" style:auto-text-indent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say is arrogant... As prof said, don't change their thesis statement, don't change what they say, change how they say it, reword it.</text:p>
      <text:p text:style-name="Hanging_20_indent"/>
      <text:p text:style-name="P1">Thesis statement:</text:p>
      <text:p text:style-name="Hanging_20_indent">I don't give distribute spare change to panhandlers because I feel most alcoholics and drug addicts can be classified with the “undeserving poor”.</text:p>
      <text:p text:style-name="Hanging_20_indent"/>
      <text:p text:style-name="P1">Things to fix/change:</text:p>
      <text:p text:style-name="Hanging_20_indent">Rework first part of second paragraph</text:p>
      <text:p text:style-name="Hanging_20_indent">Instances of undeserving and deserving; add reasoning as to why</text:p>
      <text:p text:style-name="Hanging_20_indent">Sections saying it is not based on any study.</text:p>
      <text:p text:style-name="Hanging_20_indent"/>
      <text:p text:style-name="P1">Authors feelings:</text:p>
      <text:p text:style-name="Hanging_20_indent">The author feels that most alcoholics and drug addicts can be classified with the undeserving poor.</text:p>
      <text:p text:style-name="Hanging_20_indent">They believe that if they're willing to dedicate themselves to begging, they should be able to dedicate themselves that much to holding a regular job.</text:p>
      <text:p text:style-name="Hanging_20_indent">They believe that, because they don't know the person, they might desperately need money, or they could be a con-artist.</text:p>
      <text:p text:style-name="Hanging_20_indent">The author has the impression that they simply prefer begging to working.</text:p>
      <text:p text:style-name="Hanging_20_indent">They believe it is appropriate to make contributions to charity.</text:p>
      <text:p text:style-name="Hanging_20_indent">The author believes that, by giving a beggar money, they could either be genuinely helping them or they could be encouraging them not to change or get hel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lush_20_List_20_Indenting" style:display-name="Flush List Indenting" style:family="paragraph" style:parent-style-name="Standard" style:class="text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24T15:05:57.77</meta:creation-date>
    <dc:date>2017-10-26T11:59:29.18</dc:date>
    <dc:creator>Timothy Cayer</dc:creator>
    <meta:editing-duration>PT57M21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4" meta:word-count="189" meta:character-count="1142"/>
  </office:meta>
</office:document-meta>
</file>